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01000042B60000713D093497D5.wmf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15.894cm" fo:margin-left="-0.132cm" table:align="left" style:writing-mode="lr-tb"/>
    </style:style>
    <style:style style:name="Taula1.A" style:family="table-column">
      <style:table-column-properties style:column-width="4.124cm"/>
    </style:style>
    <style:style style:name="Taula1.B" style:family="table-column">
      <style:table-column-properties style:column-width="4.752cm"/>
    </style:style>
    <style:style style:name="Taula1.C" style:family="table-column">
      <style:table-column-properties style:column-width="7.019cm"/>
    </style:style>
    <style:style style:name="Taula1.1" style:family="table-row">
      <style:table-row-properties style:min-row-height="0.596cm" style:keep-together="false" fo:keep-together="always"/>
    </style:style>
    <style:style style:name="Tau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ula1.2" style:family="table-row">
      <style:table-row-properties style:keep-together="false" fo:keep-together="always"/>
    </style:style>
    <style:style style:name="Taula1.C2.1" style:family="table-row">
      <style:table-row-properties style:min-row-height="1.099cm" style:keep-together="false" fo:keep-together="always"/>
    </style:style>
    <style:style style:name="Taula1.C2.2" style:family="table-row">
      <style:table-row-properties style:min-row-height="0.986cm" style:keep-together="false" fo:keep-together="always"/>
    </style:style>
    <style:style style:name="Taula1.C2.3" style:family="table-row">
      <style:table-row-properties style:min-row-height="0.981cm" style:keep-together="false" fo:keep-together="always"/>
    </style:style>
    <style:style style:name="Taula1.C2.4" style:family="table-row">
      <style:table-row-properties style:min-row-height="0.72cm" style:keep-together="false" fo:keep-together="always"/>
    </style:style>
    <style:style style:name="Taula1.C2.5" style:family="table-row">
      <style:table-row-properties style:min-row-height="0.751cm" style:keep-together="false" fo:keep-together="always"/>
    </style:style>
    <style:style style:name="Taula1.3" style:family="table-row">
      <style:table-row-properties style:keep-together="true" fo:keep-together="auto"/>
    </style:style>
    <style:style style:name="Taula1.C4.1" style:family="table-row">
      <style:table-row-properties style:min-row-height="0.649cm" style:keep-together="false" fo:keep-together="always"/>
    </style:style>
    <style:style style:name="Taula1.C4.2" style:family="table-row">
      <style:table-row-properties style:keep-together="false" fo:keep-together="always"/>
    </style:style>
    <style:style style:name="Taula1.C4.3" style:family="table-row">
      <style:table-row-properties style:min-row-height="0.646cm" style:keep-together="false" fo:keep-together="always"/>
    </style:style>
    <style:style style:name="Taula2" style:family="table">
      <style:table-properties style:width="15.265cm" fo:margin-left="-0.132cm" table:align="left" style:writing-mode="lr-tb"/>
    </style:style>
    <style:style style:name="Taula2.A" style:family="table-column">
      <style:table-column-properties style:column-width="3.812cm"/>
    </style:style>
    <style:style style:name="Taula2.C" style:family="table-column">
      <style:table-column-properties style:column-width="3.501cm"/>
    </style:style>
    <style:style style:name="Taula2.D" style:family="table-column">
      <style:table-column-properties style:column-width="4.14cm"/>
    </style:style>
    <style:style style:name="Taula2.1" style:family="table-row">
      <style:table-row-properties style:keep-together="false" fo:keep-together="always"/>
    </style:style>
    <style:style style:name="Tau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2.C1" style:family="table-cell">
      <style:table-cell-properties style:vertical-align="top" fo:background-color="#dfdfd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2.D1" style:family="table-cell">
      <style:table-cell-properties style:vertical-align="top" fo:background-color="#dfdfd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ula2.2" style:family="table-row">
      <style:table-row-properties style:keep-together="false" fo:keep-together="always"/>
    </style:style>
    <style:style style:name="Taula2.C2.2.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ula2.C2.1.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ula2.C2.2.5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ula3" style:family="table">
      <style:table-properties style:width="15.27cm" table:align="left" style:writing-mode="lr-tb"/>
    </style:style>
    <style:style style:name="Taula3.A" style:family="table-column">
      <style:table-column-properties style:column-width="4.251cm"/>
    </style:style>
    <style:style style:name="Taula3.B" style:family="table-column">
      <style:table-column-properties style:column-width="11.019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top" fo:background-color="#ff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ula3.2" style:family="table-row">
      <style:table-row-properties style:keep-together="false" fo:keep-together="always"/>
    </style:style>
    <style:style style:name="Taula3.A2" style:family="table-cell">
      <style:table-cell-properties style:vertical-align="top" fo:background-color="#ff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3.B2.1.1" style:family="table-cell">
      <style:table-cell-properties style:vertical-align="bottom" fo:background-color="#ff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ula3.A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ula3.4" style:family="table-row">
      <style:table-row-properties style:keep-together="true" fo:keep-together="auto"/>
    </style:style>
    <style:style style:name="Taula3.A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4" style:family="table">
      <style:table-properties style:width="15.265cm" fo:margin-left="-0.132cm" table:align="left" style:writing-mode="lr-tb"/>
    </style:style>
    <style:style style:name="Taula4.A" style:family="table-column">
      <style:table-column-properties style:column-width="6.876cm"/>
    </style:style>
    <style:style style:name="Taula4.B" style:family="table-column">
      <style:table-column-properties style:column-width="0.249cm"/>
    </style:style>
    <style:style style:name="Taula4.C" style:family="table-column">
      <style:table-column-properties style:column-width="8.14cm"/>
    </style:style>
    <style:style style:name="Taula4.1" style:family="table-row">
      <style:table-row-properties style:keep-together="false" fo:keep-together="always"/>
    </style:style>
    <style:style style:name="Taula4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ula4.2" style:family="table-row">
      <style:table-row-properties style:keep-together="true" fo:keep-together="auto"/>
    </style:style>
    <style:style style:name="Taula4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5" style:family="table">
      <style:table-properties style:width="15.711cm" fo:margin-left="-0.199cm" table:align="left" style:writing-mode="lr-tb"/>
    </style:style>
    <style:style style:name="Taula5.A" style:family="table-column">
      <style:table-column-properties style:column-width="3.942cm"/>
    </style:style>
    <style:style style:name="Taula5.B" style:family="table-column">
      <style:table-column-properties style:column-width="11.769cm"/>
    </style:style>
    <style:style style:name="Taula5.1" style:family="table-row">
      <style:table-row-properties style:keep-together="false" fo:keep-together="always"/>
    </style:style>
    <style:style style:name="Taula5.A1" style:family="table-cell">
      <style:table-cell-properties style:vertical-align="top" fo:background-color="#ff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ula5.2" style:family="table-row">
      <style:table-row-properties style:keep-together="false" fo:keep-together="always"/>
    </style:style>
    <style:style style:name="Taula5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5.B2.1.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ula5.B2.1.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 style:list-style-name="WW8Num2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style:snap-to-layout-grid="false"/>
    </style:style>
    <style:style style:name="P11" style:family="paragraph" style:parent-style-name="Standard" style:list-style-name="WW8Num4">
      <style:paragraph-properties fo:text-align="justify" style:justify-single-word="fals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9pt" fo:font-weight="bold" style:font-size-asian="9pt" style:font-weight-asian="bold"/>
    </style:style>
    <style:style style:name="P15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P16" style:family="paragraph" style:parent-style-name="Standard">
      <style:paragraph-properties fo:text-align="justify" style:justify-single-word="false" style:snap-to-layout-grid="false"/>
      <style:text-properties fo:font-size="9pt" style:font-size-asian="9pt"/>
    </style:style>
    <style:style style:name="P17" style:family="paragraph" style:parent-style-name="Standard">
      <style:paragraph-properties fo:margin-left="0cm" fo:margin-right="-0.123cm" fo:text-align="center" style:justify-single-word="false" fo:text-indent="0cm" style:auto-text-indent="false" style:snap-to-layout-grid="false"/>
      <style:text-properties fo:font-weight="bold" style:font-weight-asian="bold"/>
    </style:style>
    <style:style style:name="P18" style:family="paragraph" style:parent-style-name="Standard">
      <style:paragraph-properties fo:margin-left="0cm" fo:margin-right="0.665cm" fo:text-indent="0cm" style:auto-text-indent="false" style:snap-to-layout-grid="false"/>
    </style:style>
    <style:style style:name="P19" style:family="paragraph" style:parent-style-name="Standard">
      <style:paragraph-properties fo:margin-left="0cm" fo:margin-right="0cm" fo:text-align="justify" style:justify-single-word="false" fo:text-indent="-1.251cm" style:auto-text-indent="false" style:snap-to-layout-grid="false"/>
      <style:text-properties fo:font-size="9pt" style:font-size-asian="9pt"/>
    </style:style>
    <style:style style:name="P20" style:family="paragraph" style:parent-style-name="Text_20_body">
      <style:text-properties fo:font-size="9pt" style:font-size-asian="9pt"/>
    </style:style>
    <style:style style:name="P21" style:family="paragraph" style:parent-style-name="Text_20_body">
      <style:paragraph-properties style:snap-to-layout-grid="false"/>
      <style:text-properties fo:font-size="9pt" style:font-size-asian="9pt"/>
    </style:style>
    <style:style style:name="P22" style:family="paragraph" style:parent-style-name="Text_20_body">
      <style:text-properties fo:font-size="9pt" fo:font-weight="bold" style:font-size-asian="9pt" style:font-weight-asian="bold"/>
    </style:style>
    <style:style style:name="P23" style:family="paragraph" style:parent-style-name="Text_20_body">
      <style:paragraph-properties fo:text-align="center" style:justify-single-word="false" style:snap-to-layout-grid="false"/>
      <style:text-properties fo:font-size="9pt" fo:font-weight="bold" style:font-size-asian="9pt" style:font-weight-asian="bold"/>
    </style:style>
    <style:style style:name="P24" style:family="paragraph" style:parent-style-name="Text_20_body">
      <style:text-properties fo:font-weight="bold" style:font-weight-asian="bold"/>
    </style:style>
    <style:style style:name="P25" style:family="paragraph" style:parent-style-name="Text_20_body">
      <style:text-properties fo:language="none" fo:country="none" fo:font-weight="bold" style:font-weight-asian="bold"/>
    </style:style>
    <style:style style:name="P26" style:family="paragraph" style:parent-style-name="Text_20_body">
      <style:paragraph-properties fo:break-before="page"/>
      <style:text-properties fo:font-weight="bold" style:font-weight-asian="bold"/>
    </style:style>
    <style:style style:name="P2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weight="bold" style:font-weight-asian="bold"/>
    </style:style>
    <style:style style:name="P28" style:family="paragraph" style:parent-style-name="Header">
      <style:paragraph-properties>
        <style:tab-stops/>
      </style:paragraph-properties>
    </style:style>
    <style:style style:name="P29" style:family="paragraph" style:parent-style-name="Header">
      <style:paragraph-properties style:snap-to-layout-grid="false">
        <style:tab-stops/>
      </style:paragraph-properties>
    </style:style>
    <style:style style:name="P30" style:family="paragraph" style:parent-style-name="Header">
      <style:paragraph-properties style:snap-to-layout-grid="false">
        <style:tab-stops/>
      </style:paragraph-properties>
      <style:text-properties fo:font-size="9pt" style:font-size-asian="9pt"/>
    </style:style>
    <style:style style:name="P31" style:family="paragraph" style:parent-style-name="Header">
      <style:text-properties fo:language="es" fo:country="ES"/>
    </style:style>
    <style:style style:name="P32" style:family="paragraph" style:parent-style-name="Text_20_body_20_indent">
      <style:paragraph-properties fo:margin-left="0cm" fo:margin-right="0cm" fo:text-align="start" style:justify-single-word="false" fo:text-indent="0cm" style:auto-text-indent="false" style:snap-to-layout-grid="false"/>
      <style:text-properties fo:font-size="9pt" style:font-size-asian="9pt"/>
    </style:style>
    <style:style style:name="P33" style:family="paragraph" style:parent-style-name="Title" style:master-page-name="Standard">
      <style:paragraph-properties style:page-number="auto"/>
    </style:style>
    <style:style style:name="P34" style:family="paragraph">
      <style:paragraph-properties style:writing-mode="lr-tb"/>
    </style:style>
    <style:style style:name="T1" style:family="text">
      <style:text-properties fo:language="none" fo:country="none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use-window-font-color="true" style:font-name="Arial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991cm" draw:visible-area-height="24.22cm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PROGRAMACIÓ DE LES UNITATS FORMATIVES </text:p>
      <text:p text:style-name="P8">DELS MÒDULS PROFESSIONALS.</text:p>
      <text:p text:style-name="P9"/>
      <text:p text:style-name="P9"/>
      <text:p text:style-name="P9">La proposta curricular dels mòduls professionals és el punt de partida per a la programació didàctica dels Mòduls professionals, </text:p>
      <text:p text:style-name="P9"/>
      <text:p text:style-name="P9">Aquests mòduls professionals s’estructuren en una o més unitats formatives (UF), organitzades en un o més resultats d’aprenentatge (RA), els criteris d’avaluació (CA) associats als mateixos, i un o més blocs de continguts integrats (C ).</text:p>
      <text:p text:style-name="P9"/>
      <text:p text:style-name="P9"><draw:g text:anchor-type="char" draw:z-index="0" draw:style-name="gr1"><draw:custom-shape draw:style-name="gr2" draw:text-style-name="P34" svg:width="6.605cm" svg:height="6.859cm" svg:x="2.842cm" svg:y="0.654cm"><text:p/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draw:style-name="gr3" draw:text-style-name="P34" svg:width="6.607cm" svg:height="6.056cm" svg:x="2.842cm" svg:y="0.654cm"><draw:text-box><text:p text:style-name="P34"><text:span text:style-name="T4">UF </text:span></text:p><text:p text:style-name="P34"><text:span text:style-name="T4"/></text:p><text:p text:style-name="P34"><text:span text:style-name="T4">RA 1.</text:span></text:p><text:p text:style-name="P34"><text:span text:style-name="T4"><text:s text:c="2"/></text:span><text:span text:style-name="T4">CA</text:span><text:span text:style-name="T4"><text:tab/></text:span><text:span text:style-name="T4"> <text:s text:c="35"/>C</text:span></text:p><text:p text:style-name="P34"><text:span text:style-name="T4"/></text:p><text:p text:style-name="P34"><text:span text:style-name="T4">RA 2.</text:span></text:p><text:p text:style-name="P34"><text:span text:style-name="T4"><text:s text:c="2"/></text:span><text:span text:style-name="T4">CA</text:span><text:span text:style-name="T4"><text:tab/></text:span><text:span text:style-name="T4"> <text:s text:c="35"/>C</text:span></text:p><text:p text:style-name="P34"><text:span text:style-name="T4"/></text:p><text:p text:style-name="P34"><text:span text:style-name="T4">RA 3.</text:span></text:p><text:p text:style-name="P34"><text:span text:style-name="T4"><text:s text:c="2"/></text:span><text:span text:style-name="T4">CA</text:span><text:span text:style-name="T4"><text:tab/></text:span><text:span text:style-name="T4"> <text:s text:c="35"/>C</text:span></text:p><text:p text:style-name="P34"><text:span text:style-name="T4"/></text:p><text:p text:style-name="P34"><text:span text:style-name="T4">RA n.</text:span></text:p><text:p text:style-name="P34"><text:span text:style-name="T4"><text:s text:c="2"/></text:span><text:span text:style-name="T4">CA</text:span><text:span text:style-name="T4"><text:tab/></text:span><text:span text:style-name="T4"> <text:s text:c="35"/>C</text:span></text:p><text:p text:style-name="P34"><text:span text:style-name="T4"/></text:p></draw:text-box></draw:frame></draw:g>L’esquema d’una unitat formativa és el següent:</text:p>
      <text:p text:style-name="P9"/>
      <text:p text:style-name="P9">Així, els següents mòduls professionals presenten aquesta estructuració:</text:p>
      <text:p text:style-name="P9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3">CICLE FORMATIU</text:p>
          </table:table-cell>
          <table:table-cell table:style-name="Taula1.A1" office:value-type="string">
            <text:p text:style-name="P17">MÒDUL <text:s/>PROFESSIONAL</text:p>
          </table:table-cell>
          <table:table-cell table:style-name="Taula1.C1" office:value-type="string">
            <text:p text:style-name="P27">UNITAT FORMATIVA</text:p>
          </table:table-cell>
        </table:table-row>
        <table:table-row table:style-name="Taula1.2">
          <table:table-cell table:style-name="Taula1.A1" office:value-type="string">
            <text:p text:style-name="P10">CFGS Educació Infantil</text:p>
          </table:table-cell>
          <table:table-cell table:style-name="Taula1.A1" office:value-type="string">
            <text:p text:style-name="P18">MP 15: Desenvolupament cognitiu i motor ( 165 h)</text:p>
          </table:table-cell>
          <table:table-cell>
            <table:table table:is-sub-table="true">
              <table:table-column table:style-name="Taula1.C"/>
              <table:table-row table:style-name="Taula1.C2.1">
                <table:table-cell table:style-name="Taula1.C1" office:value-type="string">
                  <text:p text:style-name="P29">UF 1. Intervenció en el desenvolupament sensoperceptiu <text:s/>(30 h)</text:p>
                </table:table-cell>
              </table:table-row>
              <table:table-row table:style-name="Taula1.C2.2">
                <table:table-cell table:style-name="Taula1.C1" office:value-type="string">
                  <text:p text:style-name="P12">UF 2. Intervenció en el desenvolupament motriu (30 h) </text:p>
                </table:table-cell>
              </table:table-row>
              <table:table-row table:style-name="Taula1.C2.3">
                <table:table-cell table:style-name="Taula1.C1" office:value-type="string">
                  <text:p text:style-name="P12">UF 3. Intervenció en el desenvolupament <text:s/>cognitiu (30 h)</text:p>
                </table:table-cell>
              </table:table-row>
              <table:table-row table:style-name="Taula1.C2.4">
                <table:table-cell table:style-name="Taula1.C1" office:value-type="string">
                  <text:p text:style-name="P12">UF 4. Intervenció <text:s/>primerenca (30 h)</text:p>
                </table:table-cell>
              </table:table-row>
              <table:table-row table:style-name="Taula1.C2.5">
                <table:table-cell table:style-name="Taula1.C1" office:value-type="string">
                  <text:p text:style-name="P12">UF 5. Pràctica psicomotriu (45 h)</text:p>
                </table:table-cell>
              </table:table-row>
            </table:table>
          </table:table-cell>
        </table:table-row>
        <table:table-row table:style-name="Taula1.3">
          <table:table-cell table:style-name="Taula1.A1" office:value-type="string">
            <text:p text:style-name="P10">CFGS Educació Infantil</text:p>
          </table:table-cell>
          <table:table-cell table:style-name="Taula1.A1" office:value-type="string">
            <text:p text:style-name="P10">MP 20: </text:p>
            <text:p text:style-name="P9">Primers Auxilis <text:s/>(66 h)</text:p>
          </table:table-cell>
          <table:table-cell table:style-name="Taula1.C1" office:value-type="string">
            <text:p text:style-name="P10">UF 1. Primers auxilis (66 h)</text:p>
          </table:table-cell>
        </table:table-row>
        <table:table-row table:style-name="Taula1.2">
          <table:table-cell table:style-name="Taula1.A1" office:value-type="string">
            <text:p text:style-name="P10">CFGM Mecanització</text:p>
          </table:table-cell>
          <table:table-cell table:style-name="Taula1.A1" office:value-type="string">
            <text:p text:style-name="P10">MP 6: </text:p>
            <text:p text:style-name="P9">Metrologia i assajos (99 h)</text:p>
          </table:table-cell>
          <table:table-cell>
            <table:table table:is-sub-table="true">
              <table:table-column table:style-name="Taula1.C"/>
              <table:table-row table:style-name="Taula1.C4.1">
                <table:table-cell table:style-name="Taula1.C1" office:value-type="string">
                  <text:p text:style-name="P10">UF 1. Metrologia (33 h)</text:p>
                </table:table-cell>
              </table:table-row>
              <table:table-row table:style-name="Taula1.C4.2">
                <table:table-cell table:style-name="Taula1.C1" office:value-type="string">
                  <text:p text:style-name="P12">UF 2. Assajos destructius i no destructius (33 h)</text:p>
                </table:table-cell>
              </table:table-row>
              <table:table-row table:style-name="Taula1.C4.3">
                <table:table-cell table:style-name="Taula1.C1" office:value-type="string">
                  <text:p text:style-name="P12">UF 3. Control de processos (22 h)</text:p>
                </table:table-cell>
              </table:table-row>
              <table:table-row table:style-name="Taula1.C4.2">
                <table:table-cell table:style-name="Taula1.C1" office:value-type="string">
                  <text:p text:style-name="P12">UF 4. Sistemes i models de gestió de qualitat (11 h)</text:p>
                </table:table-cell>
              </table:table-row>
            </table:table>
          </table:table-cell>
        </table:table-row>
      </table:table>
      <text:p text:style-name="P9"/>
      <text:p text:style-name="P9"><text:soft-page-break/></text:p>
      <text:p text:style-name="P9"/>
      <text:p text:style-name="P9"/>
      <text:p text:style-name="P9"/>
      <text:p text:style-name="P9">El professorat establirà la programació dels mòduls professionals, atenent a les següents indicacions:</text:p>
      <text:p text:style-name="P9"/>
      <text:p text:style-name="P9"/>
      <text:list text:style-name="WW8Num2">
        <text:list-item>
          <text:p text:style-name="P7">Unitats formatives (UF)</text:p>
        </text:list-item>
      </text:list>
      <text:p text:style-name="P6"/>
      <text:p text:style-name="P9">Les unitats formatives establertes en els diferents mòduls <text:s/>professionals poden organitzar-se en una o més Unitats didàctiques (UD)</text:p>
      <text:p text:style-name="P9"/>
      <text:p text:style-name="P9">Exemples:</text:p>
      <text:p text:style-name="P2"/>
      <table:table table:name="Taula2" table:style-name="Taula2">
        <table:table-column table:style-name="Taula2.A" table:number-columns-repeated="2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">CICLE FORMATIU</text:p>
          </table:table-cell>
          <table:table-cell table:style-name="Taula2.A1" office:value-type="string">
            <text:p text:style-name="P17">MÒDUL <text:s/>PROFESSIONAL</text:p>
          </table:table-cell>
          <table:table-cell table:style-name="Taula2.C1" office:value-type="string">
            <text:p text:style-name="P27">UNITAT FORMATIVA</text:p>
          </table:table-cell>
          <table:table-cell table:style-name="Taula2.D1" office:value-type="string">
            <text:p text:style-name="P3">UNITAT </text:p>
            <text:p text:style-name="P2">DIDÀCTICA</text:p>
          </table:table-cell>
        </table:table-row>
        <table:table-row table:style-name="Taula2.2">
          <table:table-cell table:style-name="Taula2.A1" office:value-type="string">
            <text:p text:style-name="P10">CFGS Educació Infantil</text:p>
          </table:table-cell>
          <table:table-cell table:style-name="Taula2.A1" office:value-type="string">
            <text:p text:style-name="P29">MP 15: Desenvolupament cognitiu i motor </text:p>
            <text:p text:style-name="P28">(165 h)</text:p>
          </table:table-cell>
          <table:table-cell table:number-columns-spanned="2">
            <table:table table:is-sub-table="true">
              <table:table-column table:style-name="Taula2.C"/>
              <table:table-column table:style-name="Taula2.D"/>
              <table:table-row table:style-name="Taula2.2">
                <table:table-cell table:style-name="Taula2.C1" office:value-type="string">
                  <text:p text:style-name="P10">UF 1. Intervenció en el desenvolupament sensoperceptiu (30h)</text:p>
                </table:table-cell>
                <table:table-cell>
                  <table:table table:is-sub-table="true">
                    <table:table-column table:style-name="Taula2.D"/>
                    <table:table-row table:style-name="Taula2.1">
                      <table:table-cell table:style-name="Taula2.D1" office:value-type="string">
                        <text:p text:style-name="P12">UD 1. Desenvolupament sensoperceptiu de l’infant de 0 a 6 anys (10 h)</text:p>
                      </table:table-cell>
                    </table:table-row>
                    <table:table-row table:style-name="Taula2.1">
                      <table:table-cell table:style-name="Taula2.D1" office:value-type="string">
                        <text:p text:style-name="P12">UD2. Intervenció educativa en l’àmbit sensoperceptiu (20 h)</text:p>
                      </table:table-cell>
                    </table:table-row>
                  </table:table>
                </table:table-cell>
              </table:table-row>
              <table:table-row table:style-name="Taula2.1">
                <table:table-cell table:style-name="Taula2.A1" office:value-type="string">
                  <text:p text:style-name="P10">UF 2.Intervenció en el desenvolupament motor (30h)</text:p>
                </table:table-cell>
                <table:table-cell table:style-name="Taula2.C2.2.2" office:value-type="string">
                  <text:p text:style-name="P10">…</text:p>
                </table:table-cell>
              </table:table-row>
              <table:table-row table:style-name="Taula2.1">
                <table:table-cell table:style-name="Taula2.A1" office:value-type="string">
                  <text:p text:style-name="P10">UF 3. Intervenció en el desenvolupament cognitiu (30h)</text:p>
                </table:table-cell>
                <table:table-cell table:style-name="Taula2.C2.2.2" office:value-type="string">
                  <text:p text:style-name="P10">…</text:p>
                </table:table-cell>
              </table:table-row>
              <table:table-row table:style-name="Taula2.1">
                <table:table-cell table:style-name="Taula2.A1" office:value-type="string">
                  <text:p text:style-name="P10">UF4.Intervenció primerenca (30h)</text:p>
                </table:table-cell>
                <table:table-cell table:style-name="Taula2.C2.2.2" office:value-type="string">
                  <text:p text:style-name="P10">…</text:p>
                </table:table-cell>
              </table:table-row>
              <table:table-row table:style-name="Taula2.1">
                <table:table-cell table:style-name="Taula2.C2.1.5" office:value-type="string">
                  <text:p text:style-name="P10">UF 5. Pràctica psicomotriu (45 h)</text:p>
                </table:table-cell>
                <table:table-cell table:style-name="Taula2.C2.2.5" office:value-type="string">
                  <text:p text:style-name="P10">…</text:p>
                </table:table-cell>
              </table:table-row>
            </table:table>
          </table:table-cell>
          <table:covered-table-cell/>
        </table:table-row>
        <table:table-row table:style-name="Taula2.2">
          <table:table-cell table:style-name="Taula2.A1" office:value-type="string">
            <text:p text:style-name="P10">CFGM Mecanització</text:p>
          </table:table-cell>
          <table:table-cell table:style-name="Taula2.A1" office:value-type="string">
            <text:p text:style-name="P10">MP 6: </text:p>
            <text:p text:style-name="P9">Metrologia i assajos (99 h)</text:p>
          </table:table-cell>
          <table:table-cell table:number-columns-spanned="2">
            <table:table table:is-sub-table="true">
              <table:table-column table:style-name="Taula2.C"/>
              <table:table-column table:style-name="Taula2.D"/>
              <table:table-row table:style-name="Taula2.2">
                <table:table-cell table:style-name="Taula2.C1" office:value-type="string">
                  <text:p text:style-name="P10">UF 1. Metrologia (33 h)</text:p>
                </table:table-cell>
                <table:table-cell>
                  <table:table table:is-sub-table="true">
                    <table:table-column table:style-name="Taula2.D"/>
                    <table:table-row table:style-name="Taula2.1">
                      <table:table-cell table:style-name="Taula2.D1" office:value-type="string">
                        <text:p text:style-name="P12">UD1.- Metrologia Dimensional (18 h)</text:p>
                      </table:table-cell>
                    </table:table-row>
                    <table:table-row table:style-name="Taula2.1">
                      <table:table-cell table:style-name="Taula2.D1" office:value-type="string">
                        <text:p text:style-name="P10">UD2.- Procediment de presa de mesures (15 h)</text:p>
                      </table:table-cell>
                    </table:table-row>
                  </table:table>
                </table:table-cell>
              </table:table-row>
              <table:table-row table:style-name="Taula2.1">
                <table:table-cell table:style-name="Taula2.A1" office:value-type="string">
                  <text:p text:style-name="P12">UF 2. Assajos destructius i no destructius (33 h)</text:p>
                </table:table-cell>
                <table:table-cell table:style-name="Taula2.C2.2.2" office:value-type="string">
                  <text:p text:style-name="P12">…</text:p>
                </table:table-cell>
              </table:table-row>
              <table:table-row table:style-name="Taula2.1">
                <table:table-cell table:style-name="Taula2.A1" office:value-type="string">
                  <text:p text:style-name="P12">UF 3. Control de processos (22 h)</text:p>
                </table:table-cell>
                <table:table-cell table:style-name="Taula2.C2.2.2" office:value-type="string">
                  <text:p text:style-name="P12">…</text:p>
                </table:table-cell>
              </table:table-row>
              <table:table-row table:style-name="Taula2.1">
                <table:table-cell table:style-name="Taula2.A1" office:value-type="string">
                  <text:p text:style-name="P12">UF 4. Sistemes i models de gestió de qualitat (11 h)</text:p>
                </table:table-cell>
                <table:table-cell table:style-name="Taula2.C2.2.2" office:value-type="string">
                  <text:p text:style-name="P12">…</text:p>
                </table:table-cell>
              </table:table-row>
            </table:table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9">B) <text:span text:style-name="T3">Unitat didàctica (UD)</text:span></text:p>
      <text:p text:style-name="P9"/>
      <text:p text:style-name="P9">La Unitat didàctica estarà composta de :</text:p>
      <text:list text:style-name="WW8Num4">
        <text:list-item>
          <text:p text:style-name="P11"><text:soft-page-break/>Un o més RA de referència</text:p>
        </text:list-item>
        <text:list-item>
          <text:p text:style-name="P11">Objectius didàctics</text:p>
        </text:list-item>
        <text:list-item>
          <text:p text:style-name="P11">Continguts contextualitzats</text:p>
        </text:list-item>
        <text:list-item>
          <text:p text:style-name="P11">Seqüència d’activitats d’ensenyament-aprenentatge</text:p>
        </text:list-item>
        <text:list-item>
          <text:p text:style-name="P11">Avaluació</text:p>
        </text:list-item>
      </text:list>
      <text:p text:style-name="P9"/>
      <text:p text:style-name="P9"/>
      <text:p text:style-name="P9">La programació de la unitat didàctica (UD) implica que:</text:p>
      <text:p text:style-name="P9"/>
      <text:h text:style-name="Heading_20_2" text:outline-level="2">1. Resultats d’aprenentatge (RA).</text:h>
      <text:p text:style-name="P9">Es seleccionen un o més resultats d’aprenentatge de referència de la unitat formativa (UF).</text:p>
      <text:p text:style-name="P9"/>
      <text:p text:style-name="P9">Exemple:</text:p>
      <text:p text:style-name="P9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table:number-columns-spanned="2" office:value-type="string">
            <text:p text:style-name="P14">CFGM Mecanització <text:s text:c="19"/>MP 6: Metrologia i assajos (99 h) <text:s text:c="7"/></text:p>
            <text:p text:style-name="P13">UF 1. Metrologia (33 h)</text:p>
          </table:table-cell>
          <table:covered-table-cell/>
        </table:table-row>
        <table:table-row table:style-name="Taula3.2">
          <table:table-cell table:style-name="Taula3.A2" office:value-type="string">
            <text:p text:style-name="P30">UD1.- Metrologia Dimensional (18 h)</text:p>
          </table:table-cell>
          <table:table-cell>
            <table:table table:is-sub-table="true">
              <table:table-column table:style-name="Taula3.B"/>
              <table:table-row table:style-name="Taula3.1">
                <table:table-cell table:style-name="Taula3.B2.1.1" office:value-type="string">
                  <text:p text:style-name="P16">R.A. 1 Prepara instruments i equips de verificació, seleccionant els útils i aplicant les tècniques o procediments requerits.</text:p>
                  <text:p text:style-name="P15"/>
                </table:table-cell>
              </table:table-row>
              <table:table-row table:style-name="Taula3.1">
                <table:table-cell table:style-name="Taula3.A1" office:value-type="string">
                  <text:p text:style-name="P16">R.A.2 Controla dimensions, geometries i superfícies de productes, calculant les mesures i comparant-les amb les especificacions del producte.</text:p>
                </table:table-cell>
              </table:table-row>
            </table:table>
          </table:table-cell>
        </table:table-row>
        <table:table-row table:style-name="Taula3.1">
          <table:table-cell table:style-name="Taula3.A3" table:number-columns-spanned="2" office:value-type="string">
            <text:p text:style-name="P14">CFGS Educació Infantil <text:s text:c="12"/>MP 15 Desenvolupament cognitiu i motor (165 h) </text:p>
            <text:p text:style-name="P13">UF 1. Intervenció en el desenvolupament sensoperceptiu (30h)</text:p>
          </table:table-cell>
          <table:covered-table-cell/>
        </table:table-row>
        <table:table-row table:style-name="Taula3.4">
          <table:table-cell table:style-name="Taula3.A4" office:value-type="string">
            <text:p text:style-name="P16">UD 1. Desenvolupament sensoperceptiu de l’infant de 0 a 6 anys (10 h)</text:p>
          </table:table-cell>
          <table:table-cell table:style-name="Taula3.A3" office:value-type="string">
            <text:p text:style-name="P16">R.A. 1 Planifica estratègies , activitats i recursos d’intervenció en l’àmbit sensoperceptiu, analitzant les teories explicatives i les característiques específiques del grup al que va dirigit.</text:p>
            <text:p text:style-name="P15"/>
          </table:table-cell>
        </table:table-row>
      </table:table>
      <text:p text:style-name="P9"/>
      <text:h text:style-name="Heading_20_2" text:outline-level="2">2. Objectius didàctics.</text:h>
      <text:p text:style-name="Text_20_body">Es seleccionen els criteris d’avaluació (CA) que seran concretats i contextualitzats en Objectius didàctics (OD). Aquests poden ser complementats amb altres objectius didàctics que tinguin com a referència el resultat d’aprenentatge de la UD.</text:p>
      <text:p text:style-name="Text_20_body"/>
      <text:p text:style-name="Text_20_body">Exemple:</text:p>
      <text:p text:style-name="Text_20_body"/>
      <table:table table:name="Taula4" table:style-name="Taula4">
        <table:table-column table:style-name="Taula4.A"/>
        <table:table-column table:style-name="Taula4.B"/>
        <table:table-column table:style-name="Taula4.C"/>
        <table:table-row table:style-name="Taula4.1">
          <table:table-cell table:style-name="Taula4.A1" table:number-columns-spanned="3" office:value-type="string">
            <text:p text:style-name="P14">CFGM Mecanització <text:s text:c="4"/>MP 6: Metrologia i assajos (99 h) <text:s text:c="7"/></text:p>
            <text:p text:style-name="P13">UF 1. Metrologia (33 h) <text:s text:c="2"/>UD 1. Metrologia dimensional <text:s/>(18 h)</text:p>
          </table:table-cell>
          <table:covered-table-cell/>
          <table:covered-table-cell/>
        </table:table-row>
        <table:table-row table:style-name="Taula4.2">
          <table:table-cell table:style-name="Taula4.A2" office:value-type="string">
            <text:p text:style-name="P21"/>
          </table:table-cell>
          <table:table-cell table:style-name="Taula4.A1" table:number-columns-spanned="2" office:value-type="string">
            <text:p text:style-name="P23">Objectius didàctics</text:p>
          </table:table-cell>
          <table:covered-table-cell/>
        </table:table-row>
        <table:table-row table:style-name="Taula4.2">
          <table:table-cell table:style-name="Taula4.A2" office:value-type="string">
            <text:p text:style-name="P21">Descriu les condicions de temperatura, humitat i netedat que han de complir les peces a mesurar i els equips de mesura per procedir al seu control</text:p>
          </table:table-cell>
          <table:table-cell table:style-name="Taula4.A1" table:number-columns-spanned="2" office:value-type="string">
            <text:p text:style-name="P21">Descriure les condicions de temperatura, humitat i netedat que han de complir les peces a mesurar i els equips de mesura per procedir al seu control.</text:p>
            <text:p text:style-name="P20"/>
          </table:table-cell>
          <table:covered-table-cell/>
        </table:table-row>
        <table:table-row table:style-name="Taula4.2">
          <table:table-cell table:style-name="Taula4.A2" office:value-type="string">
            <text:p text:style-name="P21">Descriu les característiques constructives i els principis de funcionament dels equips</text:p>
          </table:table-cell>
          <table:table-cell table:style-name="Taula4.A1" table:number-columns-spanned="2" office:value-type="string">
            <text:p text:style-name="P21">Descriure les característiques constructives i els principis de funcionament dels equips</text:p>
            <text:p text:style-name="P20"/>
          </table:table-cell>
          <table:covered-table-cell/>
        </table:table-row>
        <table:table-row table:style-name="Taula4.2">
          <table:table-cell table:style-name="Taula4.A2" office:value-type="string">
            <text:p text:style-name="P21">Valora la necessitat d’un treball ordenat i metòdic en la preparació dels equips</text:p>
          </table:table-cell>
          <table:table-cell table:style-name="Taula4.A1" table:number-columns-spanned="2" office:value-type="string">
            <text:p text:style-name="P21">Valorar la necessitat d’un treball ordenat i metòdic en la preparació dels equips</text:p>
            <text:p text:style-name="P20"/>
            <text:p text:style-name="P20"/>
          </table:table-cell>
          <table:covered-table-cell/>
        </table:table-row>
        <table:table-row table:style-name="Taula4.1">
          <table:table-cell table:style-name="Taula4.A1" table:number-columns-spanned="3" office:value-type="string">
            <text:p text:style-name="P14">CFGS Educació Infantil <text:s text:c="43"/>MP 16 Desenvolupament cognitiu i motor (165 h) </text:p>
            <text:p text:style-name="P13">UF 1. Intervenció en el desenvolupament sensoperceptiu (30h)</text:p>
            <text:p text:style-name="P22">UD 1. Desenvolupament sensoperceptiu de l’infant de 0 a 6 anys (10 h)</text:p>
          </table:table-cell>
          <table:covered-table-cell/>
          <table:covered-table-cell/>
        </table:table-row>
        <table:table-row table:style-name="Taula4.2">
          <table:table-cell table:style-name="Taula4.A2" table:number-columns-spanned="2" office:value-type="string">
            <text:p text:style-name="P32"/>
          </table:table-cell>
          <table:covered-table-cell/>
          <table:table-cell table:style-name="Taula4.A1" office:value-type="string">
            <text:p text:style-name="P23">Objectius didàctics</text:p>
          </table:table-cell>
        </table:table-row>
        <table:table-row table:style-name="Taula4.2">
          <table:table-cell table:style-name="Taula4.A2" table:number-columns-spanned="2" office:value-type="string">
            <text:p text:style-name="P32">Identifica les teories explicatives de l’àmbit sensorial.</text:p>
          </table:table-cell>
          <table:covered-table-cell/>
          <table:table-cell table:style-name="Taula4.A1" office:value-type="string">
            <text:p text:style-name="P32">Identificar les teories explicatives de l’àmbit sensorial.</text:p>
          </table:table-cell>
        </table:table-row>
        <table:table-row table:style-name="Taula4.2">
          <table:table-cell table:style-name="Taula4.A2" table:number-columns-spanned="2" office:value-type="string">
            <text:p text:style-name="P21">Identifica les característiques evolutives en <text:soft-page-break/>l’àmbit sensorial dels destinataris en funció de la seva edat</text:p>
          </table:table-cell>
          <table:covered-table-cell/>
          <table:table-cell table:style-name="Taula4.A1" office:value-type="string">
            <text:p text:style-name="P21">Identificar les característiques evolutives en l’àmbit <text:soft-page-break/>sensorial dels infants de 0 a 6 anys</text:p>
          </table:table-cell>
        </table:table-row>
        <table:table-row table:style-name="Taula4.2">
          <table:table-cell table:style-name="Taula4.A2" table:number-columns-spanned="2" office:value-type="string">
            <text:p text:style-name="P21">Identifica les principals alteracions i trastorns del desenvolupament <text:s/>sensorial</text:p>
          </table:table-cell>
          <table:covered-table-cell/>
          <table:table-cell table:style-name="Taula4.A1" office:value-type="string">
            <text:p text:style-name="P21">Identificar les principals alteracions i trastorns del desenvolupament <text:s/>sensoperceptiu en infans de 0 a 6 anys</text:p>
          </table:table-cell>
        </table:table-row>
        <table:table-row table:style-name="Taula4.2">
          <table:table-cell table:style-name="Taula4.A2" table:number-columns-spanned="2" office:value-type="string">
            <text:p text:style-name="P19"/>
          </table:table-cell>
          <table:covered-table-cell/>
          <table:table-cell table:style-name="Taula4.A1" office:value-type="string">
            <text:p text:style-name="P21">Descriure les principals alteracions i trastorns del desenvolupament <text:s/>sensoperceptiu</text:p>
          </table:table-cell>
        </table:table-row>
        <table:table-row table:style-name="Taula4.2">
          <table:table-cell table:style-name="Taula4.A2" table:number-columns-spanned="2" office:value-type="string">
            <text:p text:style-name="P19"><text:s text:c="13"/>Valora la importància de la intervenció en l’àmbit sensoperceptiu com un mitjà per afavorir l’exploració de l’entorn per part del nen i de la nena.</text:p>
          </table:table-cell>
          <table:covered-table-cell/>
          <table:table-cell table:style-name="Taula4.A1" office:value-type="string">
            <text:p text:style-name="P21">Valorar la importància de la intervenció en l’àmbit sensoperceptiu com un mitjà per afavorir l’exploració de l’entorn per part del nen i de la nena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24">3. Continguts <text:s/>contextualitzats.</text:p>
      <text:p text:style-name="P24"/>
      <text:p text:style-name="Text_20_body">El bloc de continguts integrats per conceptes, procediments i actituds, es contextualitzaran per a cada unitat didàctica (UD). </text:p>
      <text:p text:style-name="Text_20_body">Els continguts de la unitat formativa (UF) es distribueixen en un o més unitat didàctica (UD). Per tant, les unitats didàctiques (UD) poden tenir tots els continguts associats a un resultat d’aprenentatge (RA) o una part.</text:p>
      <text:p text:style-name="Text_20_body"/>
      <text:p text:style-name="Text_20_body"/>
      <text:p text:style-name="Text_20_body">Exemple:</text:p>
      <text:p text:style-name="Text_20_body"/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table:number-columns-spanned="2" office:value-type="string">
            <text:p text:style-name="P5">CFGM Mecanització <text:s text:c="4"/>MP 6: Metrologia i assajos (99 h) <text:s text:c="7"/>UF 1. Metrologia (33 h)</text:p>
          </table:table-cell>
          <table:covered-table-cell/>
        </table:table-row>
        <table:table-row table:style-name="Taula5.2">
          <table:table-cell table:style-name="Taula5.A2" office:value-type="string">
            <text:p text:style-name="P12">UD1.- Metrologia Dimensional (18 H)</text:p>
          </table:table-cell>
          <table:table-cell>
            <table:table table:is-sub-table="true">
              <table:table-column table:style-name="Taula5.B"/>
              <table:table-row table:style-name="Taula5.1">
                <table:table-cell table:style-name="Taula5.B2.1.1" office:value-type="string">
                  <text:p text:style-name="P10">1- Mesures i sistemes d’unitats</text:p>
                </table:table-cell>
              </table:table-row>
              <table:table-row table:style-name="Taula5.1">
                <table:table-cell table:style-name="Taula5.B2.1.2" office:value-type="string">
                  <text:p text:style-name="P10">2- Unitats de longitud i angle</text:p>
                </table:table-cell>
              </table:table-row>
              <table:table-row table:style-name="Taula5.1">
                <table:table-cell table:style-name="Taula5.B2.1.2" office:value-type="string">
                  <text:p text:style-name="P10">3- Fonaments de Metrologia: Trigonometria i blocs patró</text:p>
                </table:table-cell>
              </table:table-row>
              <table:table-row table:style-name="Taula5.1">
                <table:table-cell table:style-name="Taula5.B2.1.2" office:value-type="string">
                  <text:p text:style-name="P10">4- Instruments de mesura: Peu de Rei, Micròmetres, Comparadors, Calibres, Bancs de mesura i Projectors de perfils</text:p>
                </table:table-cell>
              </table:table-row>
              <table:table-row table:style-name="Taula5.1">
                <table:table-cell table:style-name="Taula5.B2.1.2" office:value-type="string">
                  <text:p text:style-name="P10">5- Preparació de peces</text:p>
                </table:table-cell>
              </table:table-row>
              <table:table-row table:style-name="Taula5.1">
                <table:table-cell table:style-name="Taula5.B2.1.2" office:value-type="string">
                  <text:p text:style-name="P10">6- Condicions per a realitzar mesures</text:p>
                </table:table-cell>
              </table:table-row>
              <table:table-row table:style-name="Taula5.1">
                <table:table-cell table:style-name="Taula5.B2.1.2" office:value-type="string">
                  <text:p text:style-name="P10">7- Calibració de micròmetres i peus de rei</text:p>
                </table:table-cell>
              </table:table-row>
              <table:table-row table:style-name="Taula5.1">
                <table:table-cell table:style-name="Taula5.B2.1.2" office:value-type="string">
                  <text:p text:style-name="P10">8- Verificació de formes, rosques i engranatges</text:p>
                </table:table-cell>
              </table:table-row>
              <table:table-row table:style-name="Taula5.1">
                <table:table-cell table:style-name="Taula5.B2.1.2" office:value-type="string">
                  <text:p text:style-name="P10">9- Toleràncies i ajustatges: Concepte de tolerància, ajustatges i sistema ISO</text:p>
                </table:table-cell>
              </table:table-row>
              <table:table-row table:style-name="Taula5.1">
                <table:table-cell table:style-name="Taula5.B2.1.2" office:value-type="string">
                  <text:p text:style-name="P10">10- Estat superficial (Rugositat)</text:p>
                </table:table-cell>
              </table:table-row>
              <table:table-row table:style-name="Taula5.1">
                <table:table-cell table:style-name="Taula5.B2.1.2" office:value-type="string">
                  <text:p text:style-name="P10">11- Errors en les mesures</text:p>
                </table:table-cell>
              </table:table-row>
            </table:table>
          </table:table-cell>
        </table:table-row>
        <table:table-row table:style-name="Taula5.1">
          <table:table-cell table:style-name="Taula5.A1" table:number-columns-spanned="2" office:value-type="string">
            <text:p text:style-name="P5">CFGS Educació Infantil <text:s text:c="2"/>MP 16 Desenvolupament cognitiu i motor (165 h) </text:p>
            <text:p text:style-name="P4">UD 1. Desenvolupament sensoperceptiu de l’infant de 0 a 6 anys (10 h)</text:p>
          </table:table-cell>
          <table:covered-table-cell/>
        </table:table-row>
        <text:soft-page-break/>
        <table:table-row table:style-name="Taula5.2">
          <table:table-cell table:style-name="Taula5.A2" office:value-type="string">
            <text:p text:style-name="P12">UD 1. Desenvolupament sensoperceptiu de l’infant de 0 a 6 anys (10 h)</text:p>
          </table:table-cell>
          <table:table-cell>
            <table:table table:is-sub-table="true">
              <table:table-column table:style-name="Taula5.B"/>
              <table:table-row table:style-name="Taula5.1">
                <table:table-cell table:style-name="Taula5.B2.1.1" office:value-type="string">
                  <text:p text:style-name="P29">1. Les sensacions: Bases psicològiques i fisiològiques.</text:p>
                </table:table-cell>
              </table:table-row>
              <table:table-row table:style-name="Taula5.1">
                <table:table-cell table:style-name="Taula5.B2.1.2" office:value-type="string">
                  <text:p text:style-name="P12">2. Organització de la informació sensorial</text:p>
                </table:table-cell>
              </table:table-row>
              <table:table-row table:style-name="Taula5.1">
                <table:table-cell table:style-name="Taula5.B2.1.2" office:value-type="string">
                  <text:p text:style-name="P12">3. Els sentits.</text:p>
                </table:table-cell>
              </table:table-row>
              <table:table-row table:style-name="Taula5.1">
                <table:table-cell table:style-name="Taula5.B2.1.2" office:value-type="string">
                  <text:p text:style-name="P12">4. Les modalitats perceptives:visual, auditiva, tàctil, olfactiva, gustativa, cinestèsica,…</text:p>
                </table:table-cell>
              </table:table-row>
              <table:table-row table:style-name="Taula5.1">
                <table:table-cell table:style-name="Taula5.B2.1.2" office:value-type="string">
                  <text:p text:style-name="P12">5. Identificació de les principals fites del desenvolupament sensoperceptiu</text:p>
                </table:table-cell>
              </table:table-row>
              <table:table-row table:style-name="Taula5.1">
                <table:table-cell table:style-name="Taula5.B2.1.2" office:value-type="string">
                  <text:p text:style-name="P29">6.Identificació de <text:s/>les principals alteracions en el desenvolupament sensoperceptiu</text:p>
                </table:table-cell>
              </table:table-row>
              <table:table-row table:style-name="Taula5.1">
                <table:table-cell table:style-name="Taula5.B2.1.2" office:value-type="string">
                  <text:p text:style-name="P12">7. Identificació del tractament educatiu de les alteracions en el desenvolupament sensoperceptiu</text:p>
                </table:table-cell>
              </table:table-row>
              <table:table-row table:style-name="Taula5.1">
                <table:table-cell table:style-name="Taula5.B2.1.2" office:value-type="string">
                  <text:p text:style-name="P12">8. Tractament no discriminatori en l’atenció a l’infant.</text:p>
                </table:table-cell>
              </table:table-row>
              <table:table-row table:style-name="Taula5.1">
                <table:table-cell table:style-name="Taula5.B2.1.2" office:value-type="string">
                  <text:p text:style-name="P12">…</text:p>
                </table:table-cell>
              </table:table-row>
            </table:table>
          </table:table-cell>
        </table:table-row>
      </table:table>
      <text:p text:style-name="Text_20_body"/>
      <text:p text:style-name="Text_20_body"/>
      <text:h text:style-name="Heading_20_2" text:outline-level="2">4. Seqüència d’activitats d’ensenyament-aprenentatge</text:h>
      <text:p text:style-name="Standard">S’establirà la relació d’activitats d’ensenyament i les d’aprenentatge.</text:p>
      <text:p text:style-name="Standard"/>
      <text:p text:style-name="Standard"><text:span text:style-name="T2">5. Avaluació</text:span> </text:p>
      <text:p text:style-name="Standard">El professorat <text:s/>indicarà com l’alumnat assolirà els objectius didàctics (OD) associats als resultats d’aprenentage (RA)</text:p>
      <text:p text:style-name="Standard"/>
      <text:p text:style-name="P1">6. Durada:</text:p>
      <text:p text:style-name="Text_20_body">El professorat <text:s/>s’establirà la durada de la unitat didàctica.</text:p>
      <text:p text:style-name="Text_20_body"/>
      <text:p text:style-name="Text_20_body"/>
      <text:p text:style-name="P24"/>
      <text:p text:style-name="P24">ANNEXO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1" draw:name="Imatges1" text:anchor-type="char" svg:x="0.048cm" svg:y="0.127cm" svg:width="14.933cm" svg:height="25.331cm" draw:z-index="2"><draw:image xlink:href="Pictures/20000301000042B60000713D093497D5.wmf" xlink:type="simple" xlink:show="embed" xlink:actuate="onLoad"/></draw:frame></text:p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draw:frame draw:style-name="fr2" draw:name="Objecte1" text:anchor-type="char" svg:x="0.048cm" svg:y="-0.737cm" svg:width="14.991cm" svg:height="24.22cm" draw:z-index="1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justify" style:justify-single-word="false" fo:keep-with-next="always"/>
      <style:text-properties fo:font-weight="bold" style:font-weight-asian="bold"/>
    </style:style>
    <style:style style:name="blach" style:family="paragraph" style:parent-style-name="Heading_20_1">
      <style:text-properties style:use-window-font-color="true" style:font-name="Comic Sans MS" fo:font-size="12pt" fo:language="en" fo:country="GB" fo:font-weight="normal" style:font-size-asian="12pt" style:font-weight-asian="norm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882cm" fo:margin-right="0.695cm" fo:text-align="justify" style:justify-single-word="false" fo:orphans="0" fo:widows="0" fo:hyphenation-ladder-count="no-limit" fo:text-indent="-0.413cm" style:auto-text-indent="false"/>
      <style:text-properties fo:font-size="12pt" style:letter-kerning="true" style:font-name-asian="Lucida Sans Unicode" style:font-size-asian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-1.251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text-underline-style="none"/>
    </style:style>
    <style:style style:name="WW8Num3z0" style:family="text">
      <style:text-properties style:font-name="Wingding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P1" style:family="paragraph" style:parent-style-name="Header">
      <style:text-properties fo:language="es" fo:country="ES"/>
    </style:style>
    <style:page-layout style:name="pm1">
      <style:page-layout-properties fo:page-width="20.999cm" fo:page-height="29.699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Document de treball, versió 2<text:tab/> <text:s text:c="87"/>Provisional</text:p>
        <text:p text:style-name="P1"/>
        <text:p text:style-name="P1"/>
        <text:p text:style-name="P1"/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PROGRAMACIÓ DELS MÒDULS PROFESSIONALS</dc:title>
    <meta:initial-creator>E00PNR</meta:initial-creator>
    <meta:creation-date>2008-09-18T17:03:00</meta:creation-date>
    <dc:creator>Victor Lino</dc:creator>
    <dc:date>2008-10-09T11:34:58</dc:date>
    <meta:print-date>2008-09-18T17:06:00</meta:print-date>
    <meta:editing-cycles>3</meta:editing-cycles>
    <meta:editing-duration>PT3M0S</meta:editing-duration>
    <meta:user-defined meta:name="Informació 1"/>
    <meta:user-defined meta:name="Informació 2"/>
    <meta:user-defined meta:name="Informació 3"/>
    <meta:user-defined meta:name="Informació 4"/>
    <meta:document-statistic meta:table-count="5" meta:image-count="1" meta:object-count="1" meta:page-count="8" meta:paragraph-count="144" meta:word-count="1149" meta:character-count="7840"/>
  </office:meta>
</office:document-meta>
</file>